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5-11-2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5-09-2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5-08-2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5-07-24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5-06-1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5-05-2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5-05-15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5-04-1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5-03-1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5-02-2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5-01-1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4-12-1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4-11-2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4-10-1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4-10-0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4-07-2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4-05-14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4-01-3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3-12-1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3-11-3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3-10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3-09-1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3-08-0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3-06-29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3-05-3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3-05-1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3-01-1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2-11-1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2-10-1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2-06-2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2-05-2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2-03-0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1-11-3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1-06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1-06-0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1-04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1-02-1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1-02-0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0-12-2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0-10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20-01-1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9-11-1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9-10-2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9-06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9-02-2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8-05-3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8-04-1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7-10-2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7-09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7-08-3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7-06-3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7-05-2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7-04-18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7-03-29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7-02-27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7-02-0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6-10-3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6-09-2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6-08-3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6-07-2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6-06-2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6-06-01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6-04-1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6-03-2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6-02-2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5-05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5-03-2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5-02-2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4-12-03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4-10-17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4-09-17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4-08-20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4-07-1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4-06-3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4-03-17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4-01-31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3-12-2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3-11-2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3-10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3-09-2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3-08-20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3-07-25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3-06-2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3-05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3-03-2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3-02-2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2-12-1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2-11-29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2-10-2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2-09-28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2-08-2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2-07-18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2-06-2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2-05-2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2-03-22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2-02-2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2-01-3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1-12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1-11-30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1-10-3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1-09-27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1-08-1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1-07-2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1-06-30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1-05-2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1-03-22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1-02-24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1-01-2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0-12-15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0-11-2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0-10-28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0-09-3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0-08-25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0-07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0-06-24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0-05-1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0-04-0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0-03-02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10-01-2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9-12-23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9-11-24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9-10-22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9-09-2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9-08-2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9-07-29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9-04-2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9-03-27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9-01-27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8-12-1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8-09-1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8-08-22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8-07-2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8-04-2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8-03-2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7-04-0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6-03-2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5-12-0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5-07-2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5-06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5-05-2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5-04-29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5-03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5-02-1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5-02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4-11-1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4-10-27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4-07-2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3-12-23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3-11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3-04-16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3-01-0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2-10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2-08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2-07-2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2-06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2-05-2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2-03-21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1-09-18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1-07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1-05-2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1-04-30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1-03-1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1-02-2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1-01-17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0-11-15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0-10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0-09-1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0-08-2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0-07-1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0-06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0-05-18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0-04-26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0-03-2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0-03-2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0-02-29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2000-01-2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9-12-2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9-11-24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9-10-26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9-09-2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9-08-1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9-07-2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9-06-1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9-05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9-03-3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9-02-1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8-12-2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8-11-2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8-10-2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8-09-2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8-08-25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8-07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8-06-26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8-05-28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8-03-24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8-01-2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7-12-16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7-10-2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7-09-19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7-08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7-07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7-06-2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7-05-2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7-03-1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7-01-3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6-09-1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6-07-02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6-03-13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6-01-2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5-11-2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5-09-1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5-07-26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5-03-1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5-01-31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4-12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4-10-2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4-09-2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4-08-22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4-07-2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4-06-1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4-05-1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4-04-2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4-03-3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4-02-1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4-01-31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3-12-20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3-11-1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3-10-1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3-09-2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3-08-20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3-07-2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3-06-21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3-05-21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3-04-23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3-04-0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3-02-2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3-01-1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2-11-3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2-10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2-09-1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2-08-1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2-07-3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2-06-22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2-05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2-03-2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2-02-21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2-01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1-12-19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1-11-1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1-10-1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1-09-1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1-08-2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1-07-1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1-06-21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1-05-1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1-04-1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1-01-1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0-12-10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0-11-16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0-10-1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0-09-1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0-08-1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0-07-11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0-06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0-05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0-04-1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90-01-1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9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9-11-1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9-10-1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9-09-2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9-08-2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9-07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9-06-2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9-05-1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9-04-1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9-03-2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9-02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9-01-1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8-12-0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8-11-1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8-10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8-09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8-08-1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8-07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8-06-2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8-05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8-04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8-03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8-02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8-01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7-12-2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7-11-1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7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7-09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7-08-1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7-07-2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7-06-02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7-04-0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7-01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6-12-2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6-09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6-06-1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6-03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5-12-1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5-09-1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5-07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5-04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5-01-0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4-12-1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4-09-1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4-06-1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4-03-20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4-01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3-12-2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3-09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3-07-0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3-03-23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3-01-1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2-09-2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2-06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2-03-1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2-01-0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1-12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1-01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0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0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80-01-2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9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8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6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4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2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1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0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7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7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6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4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6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7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3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2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5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4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4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4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4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4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4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4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4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4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48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4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4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47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4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4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47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4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4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4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22073353501</text:p>
          </table:table-cell>
          <table:table-cell office:value-type="string" calcext:value-type="string">
            <text:p>N <text:s text:c="3"/>67. 1</text:p>
          </table:table-cell>
          <table:table-cell office:value-type="string" calcext:value-type="string">
            <text:p>194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54" meta:object-count="0"/>
    <meta:user-defined meta:name="AppVersion">3.0</meta:user-defined>
  </office:meta>
</office:document-meta>
</file>